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5cm" style:rel-column-width="5301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909cm" style:rel-column-width="4388*"/>
    </style:style>
    <style:style style:name="Tabella6.D" style:family="table-column">
      <style:table-column-properties style:column-width="2.461cm" style:rel-column-width="5657*"/>
    </style:style>
    <style:style style:name="Tabella6.F" style:family="table-column">
      <style:table-column-properties style:column-width="3.704cm" style:rel-column-width="8517*"/>
    </style:style>
    <style:style style:name="Tabella6.G" style:family="table-column">
      <style:table-column-properties style:column-width="1.875cm" style:rel-column-width="4311*"/>
    </style:style>
    <style:style style:name="Tabella6.H" style:family="table-column">
      <style:table-column-properties style:column-width="1.401cm" style:rel-column-width="3220*"/>
    </style:style>
    <style:style style:name="Tabella6.I" style:family="table-column">
      <style:table-column-properties style:column-width="1.217cm" style:rel-column-width="2798*"/>
    </style:style>
    <style:style style:name="Tabella6.J" style:family="table-column">
      <style:table-column-properties style:column-width="1.083cm" style:rel-column-width="2490*"/>
    </style:style>
    <style:style style:name="Tabella6.K" style:family="table-column">
      <style:table-column-properties style:column-width="1.565cm" style:rel-column-width="3597*"/>
    </style:style>
    <style:style style:name="Tabella6.L" style:family="table-column">
      <style:table-column-properties style:column-width="1.088cm" style:rel-column-width="2502*"/>
    </style:style>
    <style:style style:name="Tabella6.M" style:family="table-column">
      <style:table-column-properties style:column-width="1.145cm" style:rel-column-width="2632*"/>
    </style:style>
    <style:style style:name="Tabella6.N" style:family="table-column">
      <style:table-column-properties style:column-width="1.363cm" style:rel-column-width="3135*"/>
    </style:style>
    <style:style style:name="Tabella6.O" style:family="table-column">
      <style:table-column-properties style:column-width="1.813cm" style:rel-column-width="4168*"/>
    </style:style>
    <style:style style:name="Tabella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O1" style:family="table-cell">
      <style:table-cell-properties style:vertical-align="middle" fo:padding="0.097cm" fo:border="0.05pt solid #000000"/>
    </style:style>
    <style:style style:name="Tabella6.J2" style:family="table-cell">
      <style:table-cell-properties fo:padding="0.097cm" fo:border-left="0.05pt solid #000000" fo:border-right="none" fo:border-top="none" fo:border-bottom="0.05pt solid #000000"/>
    </style:style>
    <style:style style:name="Tabella6.K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none" fo:border-top="none" fo:border-bottom="0.05pt solid #000000"/>
    </style:style>
    <style:style style:name="Tabella6.H5" style:family="table-cell">
      <style:table-cell-properties fo:padding="0.097cm" fo:border-left="0.05pt solid #000000" fo:border-right="none" fo:border-top="none" fo:border-bottom="0.05pt solid #000000"/>
    </style:style>
    <style:style style:name="Tabella6.I5" style:family="table-cell">
      <style:table-cell-properties fo:padding="0.097cm" fo:border-left="0.05pt solid #000000" fo:border-right="none" fo:border-top="none" fo:border-bottom="0.05pt solid #000000"/>
    </style:style>
    <style:style style:name="Tabella6.J5" style:family="table-cell">
      <style:table-cell-properties fo:padding="0.097cm" fo:border-left="0.05pt solid #000000" fo:border-right="none" fo:border-top="none" fo:border-bottom="0.05pt solid #000000"/>
    </style:style>
    <style:style style:name="Tabella6.K5" style:family="table-cell">
      <style:table-cell-properties fo:padding="0.097cm" fo:border-left="0.05pt solid #000000" fo:border-right="none" fo:border-top="none" fo:border-bottom="0.05pt solid #000000"/>
    </style:style>
    <style:style style:name="Tabella6.L5" style:family="table-cell">
      <style:table-cell-properties fo:padding="0.097cm" fo:border-left="0.05pt solid #000000" fo:border-right="none" fo:border-top="none" fo:border-bottom="0.05pt solid #000000"/>
    </style:style>
    <style:style style:name="Tabella6.M5" style:family="table-cell">
      <style:table-cell-properties fo:padding="0.097cm" fo:border-left="0.05pt solid #000000" fo:border-right="none" fo:border-top="none" fo:border-bottom="0.05pt solid #000000"/>
    </style:style>
    <style:style style:name="Tabella6.N5" style:family="table-cell">
      <style:table-cell-properties fo:padding="0.097cm" fo:border-left="0.05pt solid #000000" fo:border-right="none" fo:border-top="none" fo:border-bottom="0.05pt solid #000000"/>
    </style:style>
    <style:style style:name="Tabella6.O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.097cm" fo:border-left="0.05pt solid #000000" fo:border-right="none" fo:border-top="none" fo:border-bottom="0.05pt solid #000000"/>
    </style:style>
    <style:style style:name="Tabella6.N8" style:family="table-cell">
      <style:table-cell-properties fo:padding="0.097cm" fo:border-left="0.05pt solid #000000" fo:border-right="none" fo:border-top="none" fo:border-bottom="0.05pt solid #000000"/>
    </style:style>
    <style:style style:name="Tabella6.O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0.476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1.799cm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3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9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18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19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0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Frame_20_contents">
      <style:paragraph-properties fo:text-align="end" style:justify-single-word="false"/>
    </style:style>
    <style:style style:name="P28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79c6f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ize="6pt" fo:font-weight="normal" style:font-size-asian="6pt" style:font-weight-asian="normal" style:font-size-complex="6pt" style:font-weight-complex="normal"/>
    </style:style>
    <style:style style:name="T10" style:family="text">
      <style:text-properties style:text-position="sub 58%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1"><text:placeholder text:placeholder-type="text">&lt;setLang("it_IT")&gt;</text:placeholder></text:p>
            <text:p text:style-name="P22">Riferimento: <text:placeholder text:placeholder-type="text">&lt;o.name&gt;</text:placeholder> / <text:placeholder text:placeholder-type="text">&lt;o.date_order and o.date_order[0:4]&gt;</text:placeholder></text:p>
            <text:p text:style-name="P25"><text:span text:style-name="T7"><text:placeholder text:placeholder-type="text">&lt;_("Date")&gt;</text:placeholder></text:span><text:span text:style-name="T7">: </text:span><text:span text:style-name="T7"><text:placeholder text:placeholder-type="text">&lt;formatLang(o.date_order, date=True)&gt;</text:placeholder></text:span></text:p>
          </table:table-cell>
          <table:table-cell table:style-name="Tabella1.A1" office:value-type="string">
            <text:p text:style-name="P16"><text:s/></text:p>
            <text:p text:style-name="P12"><text:placeholder text:placeholder-type="text">&lt;o.partner_id.name&gt;</text:placeholder></text:p>
            <text:p text:style-name="P11">Indirizzo: <text:placeholder text:placeholder-type="text">&lt;o.partner_id.street or ""&gt;</text:placeholder></text:p>
            <text:p text:style-name="P11">Città: <text:placeholder text:placeholder-type="text">&lt;o.partner_id.zip or ""&gt;</text:placeholder> <text:placeholder text:placeholder-type="text">&lt;o.partner_id.city or ""&gt;</text:placeholder> <text:placeholder text:placeholder-type="text">&lt;o.partner_id.country_id and o.partner_id.country_id.name&gt;</text:placeholder> </text:p>
            <text:p text:style-name="P26">e-mail: <text:placeholder text:placeholder-type="text">&lt;o.partner_id.email or ""&gt;</text:placeholder> <text:s text:c="4"/>Tel.: <text:placeholder text:placeholder-type="text">&lt;o.partner_id.phone or ""&gt;</text:placeholder> <text:s text:c="3"/>Fax: <text:placeholder text:placeholder-type="text">&lt;o.partner_id.fax or ""&gt;</text:placeholder></text:p>
            <text:p text:style-name="P22"/>
          </table:table-cell>
        </table:table-row>
        <table:table-row table:style-name="Tabella1.2">
          <table:table-cell table:style-name="Tabella1.A1" table:number-columns-spanned="2" office:value-type="string">
            <text:p text:style-name="P11"/>
          </table:table-cell>
          <table:covered-table-cell/>
        </table:table-row>
      </table:table>
      <text:p text:style-name="P18"/>
      <text:p text:style-name="P21"><text:placeholder text:placeholder-type="text">&lt;setLang("it_IT")&gt;</text:placeholder></text:p>
      <text:p text:style-name="P9"><text:span text:style-name="T5">Riferimento commerciale: </text:span><text:span text:style-name="T5"><text:placeholder text:placeholder-type="text">&lt;user.signature&gt;</text:placeholder></text:span></text:p>
      <text:p text:style-name="P28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 table:number-columns-repeated="2"/>
        <table:table-column table:style-name="Tabella6.F"/>
        <table:table-column table:style-name="Tabella6.G"/>
        <table:table-column table:style-name="Tabella6.H"/>
        <table:table-column table:style-name="Tabella6.I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header-rows>
          <table:table-row>
            <table:table-cell table:style-name="Tabella6.A1" table:number-rows-spanned="2" office:value-type="string">
              <text:p text:style-name="P8">IMMAGINI</text:p>
            </table:table-cell>
            <table:table-cell table:style-name="Tabella6.A1" table:number-rows-spanned="2" office:value-type="string">
              <text:p text:style-name="P8">CODICE EAN </text:p>
            </table:table-cell>
            <table:table-cell table:style-name="Tabella6.A1" table:number-rows-spanned="2" office:value-type="string">
              <text:p text:style-name="P8">NOSTRO ART.</text:p>
            </table:table-cell>
            <table:table-cell table:style-name="Tabella6.A1" table:number-rows-spanned="2" office:value-type="string">
              <text:p text:style-name="P8">NOSTRA DESCRIZIONE</text:p>
            </table:table-cell>
            <table:table-cell table:style-name="Tabella6.A1" table:number-rows-spanned="2" office:value-type="string">
              <text:p text:style-name="P8">VOSTRO ARTICOLO</text:p>
            </table:table-cell>
            <table:table-cell table:style-name="Tabella6.A1" table:number-rows-spanned="2" office:value-type="string">
              <text:p text:style-name="P8">VOSTRA DESCRIZIONE</text:p>
            </table:table-cell>
            <table:table-cell table:style-name="Tabella6.A1" table:number-rows-spanned="2" office:value-type="string">
              <text:p text:style-name="P8">CODICE TESSUTO</text:p>
            </table:table-cell>
            <table:table-cell table:style-name="Tabella6.A1" table:number-rows-spanned="2" office:value-type="string">
              <text:p text:style-name="P8">DIMENS. cm.</text:p>
              <text:p text:style-name="P8"><text:s/>(LxWxH )</text:p>
            </table:table-cell>
            <table:table-cell table:style-name="Tabella6.A1" table:number-rows-spanned="2" office:value-type="string">
              <text:p text:style-name="P8">VOLUME CARTONE M3</text:p>
            </table:table-cell>
            <table:table-cell table:style-name="Tabella6.A1" table:number-columns-spanned="2" office:value-type="string">
              <text:p text:style-name="P8">CARTONE PRINCIPALE</text:p>
            </table:table-cell>
            <table:covered-table-cell/>
            <table:table-cell table:style-name="Tabella6.A1" table:number-rows-spanned="2" office:value-type="string">
              <text:p text:style-name="P8">DDP <text:line-break/>€ / PZ</text:p>
            </table:table-cell>
            <table:table-cell table:style-name="Tabella6.A1" table:number-rows-spanned="2" office:value-type="string">
              <text:p text:style-name="P8">Q.TA' </text:p>
            </table:table-cell>
            <table:table-cell table:style-name="Tabella6.A1" table:number-rows-spanned="2" office:value-type="string">
              <text:p text:style-name="P8">VOLUME TOTALE M<text:span text:style-name="T10">3</text:span></text:p>
            </table:table-cell>
            <table:table-cell table:style-name="Tabella6.O1" table:number-rows-spanned="2" office:value-type="string">
              <text:p text:style-name="P8">IMPORTO TOTALE <text:span text:style-name="T8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J2" office:value-type="string">
              <text:p text:style-name="P8">PEZZI</text:p>
            </table:table-cell>
            <table:table-cell table:style-name="Tabella6.K2" office:value-type="string">
              <text:p text:style-name="P8">MIS. CM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3" table:number-columns-spanned="15" office:value-type="string">
            <text:p text:style-name="P7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7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5" office:value-type="string">
            <text:p text:style-name="P17"><draw:frame draw:style-name="fr1" draw:name="image:asimage(item.product_id.quotation_photo)" text:anchor-type="paragraph" svg:y="0cm" style:rel-width="105%" svg:height="2.739cm" style:rel-height="scale-min" draw:z-index="2"><draw:text-box fo:min-width="2.217cm"><text:p text:style-name="P27"/></draw:text-box></draw:frame></text:p>
          </table:table-cell>
          <table:table-cell table:style-name="Tabella6.B5" office:value-type="string">
            <text:p text:style-name="P23"><draw:frame draw:style-name="fr2" draw:name="image: barcode(item.product_id.ean13,'ean13')" text:anchor-type="paragraph" style:rel-width="100%" svg:height="1.66cm" style:rel-height="scale-min" draw:z-index="3"><draw:text-box fo:min-width="2.921cm"><text:p text:style-name="P27"/></draw:text-box></draw:frame></text:p>
          </table:table-cell>
          <table:table-cell table:style-name="Tabella6.C5" office:value-type="string">
            <text:p text:style-name="P19"><text:placeholder text:placeholder-type="text">&lt;item.product_id.default_code&gt;</text:placeholder></text:p>
          </table:table-cell>
          <table:table-cell table:style-name="Tabella6.D5" office:value-type="string">
            <text:p text:style-name="P19"><text:placeholder text:placeholder-type="text">&lt;item.product_id.name.split("] ")[-1]&gt;</text:placeholder> <text:placeholder text:placeholder-type="text">&lt;item.product_id.colour or ""&gt;</text:placeholder></text:p>
          </table:table-cell>
          <table:table-cell table:style-name="Tabella6.E5" office:value-type="string">
            <text:p text:style-name="P19"><text:placeholder text:placeholder-type="text">&lt;item.product_id.default_supplier_code or (item.product_id.seller_ids and item.product_id.seller_ids[0].product_code)&gt;</text:placeholder></text:p>
          </table:table-cell>
          <table:table-cell table:style-name="Tabella6.F5" office:value-type="string">
            <text:p text:style-name="P4"><text:span text:style-name="T4"><text:placeholder text:placeholder-type="text">&lt;item.product_id.description_purchase&gt;</text:placeholder></text:span> </text:p>
          </table:table-cell>
          <table:table-cell table:style-name="Tabella6.G5" office:value-type="string">
            <text:p text:style-name="P19"><text:placeholder text:placeholder-type="text">&lt;item.product_id.colour_code&gt;</text:placeholder></text:p>
          </table:table-cell>
          <table:table-cell table:style-name="Tabella6.H5" office:value-type="string">
            <text:p text:style-name="P5"><text:placeholder text:placeholder-type="text">&lt;item.product_id.length&gt;</text:placeholder></text:p>
            <text:p text:style-name="P6"><text:span text:style-name="T5">x </text:span><text:span text:style-name="T5"><text:placeholder text:placeholder-type="text">&lt;item.product_id.width&gt;</text:placeholder></text:span></text:p>
            <text:p text:style-name="P6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I5" office:value-type="string">
            <text:p text:style-name="P20"><text:placeholder text:placeholder-type="text">&lt;"%2.3f" % (item.product_id.pack_l * item.product_id.pack_h * item.product_id.pack_p / 1000000.0)&gt;</text:placeholder></text:p>
            <text:p text:style-name="P20"/>
          </table:table-cell>
          <table:table-cell table:style-name="Tabella6.J5" office:value-type="string">
            <text:p text:style-name="P20"><text:placeholder text:placeholder-type="text">&lt;item.product_id.colls&gt;</text:placeholder></text:p>
          </table:table-cell>
          <table:table-cell table:style-name="Tabella6.K5" office:value-type="string">
            <text:p text:style-name="P5"><text:placeholder text:placeholder-type="text">&lt;item.product_id.pack_l&gt;</text:placeholder></text:p>
            <text:p text:style-name="P6"><text:span text:style-name="T5">x </text:span><text:span text:style-name="T5"><text:placeholder text:placeholder-type="text">&lt;item.product_id.pack_p&gt;</text:placeholder></text:span></text:p>
            <text:p text:style-name="P5">x <text:placeholder text:placeholder-type="text">&lt;item.product_id.pack_h&gt;</text:placeholder></text:p>
          </table:table-cell>
          <table:table-cell table:style-name="Tabella6.L5" office:value-type="string">
            <text:p text:style-name="P20"><text:placeholder text:placeholder-type="text">&lt;item.price_unit&gt;</text:placeholder></text:p>
          </table:table-cell>
          <table:table-cell table:style-name="Tabella6.M5" office:value-type="string">
            <text:p text:style-name="P20"><text:placeholder text:placeholder-type="text">&lt;"%d"%(item.product_qty or 0)&gt;</text:placeholder></text:p>
          </table:table-cell>
          <table:table-cell table:style-name="Tabella6.N5" office:value-type="string">
            <text:p text:style-name="P20"><text:placeholder text:placeholder-type="text">&lt;"%2.3f" % (item.product_qty *item.product_id.pack_l * item.product_id.pack_h * item.product_id.pack_p / 1000000.0)&gt;</text:placeholder></text:p>
          </table:table-cell>
          <table:table-cell table:style-name="Tabella6.O5" office:value-type="string">
            <text:p text:style-name="P20"><text:placeholder text:placeholder-type="text">&lt;formatLang(item.product_qty * item.price_unit)&gt;</text:placeholder> €</text:p>
          </table:table-cell>
        </table:table-row>
        <table:table-row>
          <table:table-cell table:style-name="Tabella6.A7" table:number-columns-spanned="15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8" table:number-columns-spanned="1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N8" office:value-type="string">
            <text:p text:style-name="P24"><text:placeholder text:placeholder-type="text">&lt;get_total_volume(o.order_line)&gt;</text:placeholder></text:p>
          </table:table-cell>
          <table:table-cell table:style-name="Tabella6.O8" office:value-type="string">
            <text:p text:style-name="P24"><text:placeholder text:placeholder-type="text">&lt;o.amount_untaxed&gt;</text:placeholder> <text:span text:style-name="T9">€</text:span></text:p>
          </table:table-cell>
        </table:table-row>
      </table:table>
      <text:p text:style-name="P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5"/>
          </table:table-cell>
          <table:covered-table-cell/>
        </table:table-row>
        <text:soft-page-break/>
        <table:table-row table:style-name="Tabella4.2">
          <table:table-cell table:style-name="Tabella4.A1" office:value-type="string">
            <text:p text:style-name="P14">Data consegna: <text:span text:style-name="T11"><text:placeholder text:placeholder-type="text">&lt;formatLang(o.minimum_planned_date, date=True) if o.minimum_planned_date else ""&gt;</text:placeholder></text:span></text:p>
            <text:p text:style-name="P14">Luogo consegna: <text:span text:style-name="T11"><text:placeholder text:placeholder-type="text">&lt;o.delivery_note if o.delivery_note else ""&gt;</text:placeholder></text:span></text:p>
            <text:p text:style-name="P14">Modalità pagamento: <text:span text:style-name="T11"><text:placeholder text:placeholder-type="text">&lt;o.payment_note if o.payment_note else ""&gt;</text:placeholder></text:span><text:span text:style-name="T11"><text:line-break/></text:span>Banca di appoggio:<text:span text:style-name="T11"> Banca Cooperativa Valsabbina agenzia di Ghedi</text:span></text:p>
            <text:p text:style-name="P15"><text:s text:c="35"/>IBAN: IT49T 05116 54570 000 000 000 130</text:p>
            <text:p text:style-name="P14"><text:span text:style-name="T11"><text:line-break/></text:span>Contatto:<text:span text:style-name="T11"> </text:span><text:span text:style-name="T11"><text:placeholder text:placeholder-type="text">&lt;user.partner_id.email&gt;</text:placeholder></text:span></text:p>
          </table:table-cell>
          <table:table-cell table:style-name="Tabella4.A1" office:value-type="string">
            <text:p text:style-name="P10">VENDITORE PER ACCETTAZIONE</text:p>
            <text:p text:style-name="P10"/>
            <text:p text:style-name="P10">_______________________________________</text:p>
            <text:p text:style-name="P13">Titolare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64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magini1" text:anchor-type="as-char" svg:width="1.139cm" style:rel-width="4%" svg:height="0.9cm" style:rel-height="scale" draw:z-index="1"><draw:image xlink:href="Pictures/100002010000003F000000330E015DCE.png" xlink:type="simple" xlink:show="embed" xlink:actuate="onLoad"/></draw:frame></text:span><text:span text:style-name="MT1"><text:line-break/></text:span><text:span text:style-name="MT2">Sede Legale e <text:s/>operativa: Via Montichiari, 87 - 25016 Ghedi (BS) - Italy</text:span></text:p>
      </style:header>
      <style:footer>
        <text:p text:style-name="MP2"><text:span text:style-name="MT3"><text:tab/> <text:tab/>Page </text:span><text:page-number text:select-page="current">1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26T13:53:14.595178946</dc:date>
    <meta:editing-duration>P7DT1H57M40S</meta:editing-duration>
    <meta:editing-cycles>729</meta:editing-cycles>
    <meta:generator>LibreOffice/4.3.3.2$Linux_X86_64 LibreOffice_project/430m0$Build-2</meta:generator>
    <dc:creator>thebrush </dc:creator>
    <meta:document-statistic meta:table-count="3" meta:image-count="1" meta:object-count="0" meta:page-count="2" meta:paragraph-count="60" meta:word-count="204" meta:character-count="2125" meta:non-whitespace-character-count="1926"/>
    <meta:user-defined meta:name="Info 1"/>
    <meta:user-defined meta:name="Info 2"/>
    <meta:user-defined meta:name="Info 3"/>
    <meta:user-defined meta:name="Info 4"/>
  </office:meta>
</office:document-meta>
</file>